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B0000029CD1A92528D6CD2F94.png" manifest:media-type="image/png"/>
  <manifest:file-entry manifest:full-path="Pictures/100002010000037B0000029C3692829F8D304AD6.png" manifest:media-type="image/png"/>
  <manifest:file-entry manifest:full-path="Pictures/100002010000037B0000029C8B36BABF8D2D57D6.png" manifest:media-type="image/png"/>
  <manifest:file-entry manifest:full-path="Pictures/100002010000037B0000029C46C4E94B44563047.png" manifest:media-type="image/png"/>
  <manifest:file-entry manifest:full-path="Pictures/100002010000037B0000029CBCF8EAC296F13499.png" manifest:media-type="image/png"/>
  <manifest:file-entry manifest:full-path="Pictures/100002010000037B0000029CA9A40834CFBC619A.png" manifest:media-type="image/png"/>
  <manifest:file-entry manifest:full-path="Pictures/100002010000037B0000029CB0E9AEFCB6540A48.png" manifest:media-type="image/png"/>
  <manifest:file-entry manifest:full-path="Pictures/100002010000037B0000029C417F453E21DD7B8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Page1compilation" draw:fill-image-width="31.433cm" draw:fill-image-height="23.566cm" style:repeat="repeat" draw:fill-image-ref-point-x="0%" draw:fill-image-ref-point-y="0%" draw:fill-image-ref-point="center" draw:tile-repeat-offset="0% vertical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image-name="Page2compilation" draw:fill-image-width="31.433cm" draw:fill-image-height="23.566cm" style:repeat="repeat" draw:fill-image-ref-point-x="0%" draw:fill-image-ref-point-y="0%" draw:fill-image-ref-point="center" draw:tile-repeat-offset="0% vertical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draw:fill="bitmap" draw:fill-image-name="Bitmap_20_8" style:repeat="stretch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false" draw:fill="bitmap" draw:fill-image-name="Bitmap_20_3" style:repeat="stretch" presentation:display-footer="fals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false" draw:fill="bitmap" draw:fill-image-name="Bitmap_20_4" style:repeat="stretch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0" presentation:use-date-time-name="dtd1">
        <office:forms form:automatic-focus="false" form:apply-design-mode="false"/>
        <draw:frame draw:style-name="gr1" draw:text-style-name="P1" draw:layer="layout" svg:width="27.991cm" svg:height="20.985cm" svg:x="0.132cm" svg:y="0.066cm">
          <draw:image xlink:href="Pictures/100002010000037B0000029CB0E9AEFCB6540A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use-date-time-name="dtd1">
        <office:forms form:automatic-focus="false" form:apply-design-mode="false"/>
        <draw:frame draw:style-name="gr1" draw:text-style-name="P1" draw:layer="layout" svg:width="28.123cm" svg:height="21.084cm" svg:x="0cm" svg:y="-0.033cm">
          <draw:image xlink:href="Pictures/100002010000037B0000029CA9A40834CFBC61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Alizarin" presentation:use-date-time-name="dtd1">
        <office:forms form:automatic-focus="false" form:apply-design-mode="false"/>
        <draw:frame draw:style-name="gr1" draw:text-style-name="P1" draw:layer="layout" svg:width="27.991cm" svg:height="20.985cm" svg:x="0.132cm" svg:y="0.066cm">
          <draw:image xlink:href="Pictures/100002010000037B0000029CBCF8EAC296F134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Alizarin" presentation:use-date-time-name="dtd1">
        <office:forms form:automatic-focus="false" form:apply-design-mode="false"/>
        <draw:frame draw:style-name="gr1" draw:text-style-name="P1" draw:layer="layout" svg:width="28.123cm" svg:height="21.084cm" svg:x="0cm" svg:y="-0.033cm">
          <draw:image xlink:href="Pictures/100002010000037B0000029C417F453E21DD7B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Alizarin" presentation:use-date-time-name="dtd1">
        <office:forms form:automatic-focus="false" form:apply-design-mode="false"/>
        <draw:frame draw:style-name="gr1" draw:text-style-name="P1" draw:layer="layout" svg:width="28.123cm" svg:height="21.084cm" svg:x="0cm" svg:y="-0.033cm">
          <draw:image xlink:href="Pictures/100002010000037B0000029C8B36BABF8D2D57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3" draw:display-name="Bitmap 3" xlink:href="Pictures/100002010000037B0000029CD1A92528D6CD2F94.png" xlink:type="simple" xlink:show="embed" xlink:actuate="onLoad"/>
    <draw:fill-image draw:name="Bitmap_20_4" draw:display-name="Bitmap 4" xlink:href="Pictures/100002010000037B0000029C3692829F8D304AD6.png" xlink:type="simple" xlink:show="embed" xlink:actuate="onLoad"/>
    <draw:fill-image draw:name="Bitmap_20_8" draw:display-name="Bitmap 8" xlink:href="Pictures/100002010000037B0000029C46C4E94B44563047.png" xlink:type="simple" xlink:show="embed" xlink:actuate="onLoad"/>
    <draw:fill-image draw:name="Page1compilation" xlink:href="Pictures/100002010000037B0000029CB0E9AEFCB6540A48.png" xlink:type="simple" xlink:show="embed" xlink:actuate="onLoad"/>
    <draw:fill-image draw:name="Page2compilation" xlink:href="Pictures/100002010000037B0000029CA9A40834CFBC619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6:20:13.557000000</meta:creation-date>
    <meta:editing-duration>PT23M2S</meta:editing-duration>
    <meta:editing-cycles>4</meta:editing-cycles>
    <meta:generator>LibreOffice/6.0.7.3$Windows_X86_64 LibreOffice_project/dc89aa7a9eabfd848af146d5086077aeed2ae4a5</meta:generator>
    <dc:title>Alizarin</dc:title>
    <dc:date>2019-05-15T14:32:12.949000000</dc:date>
    <meta:document-statistic meta:object-count="52"/>
  </office:meta>
</office:document-meta>
</file>